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4.568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11.583cm"/>
    </style:style>
    <style:style style:name="co11" style:family="table-column">
      <style:table-column-properties fo:break-before="auto" style:column-width="2.552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3.358cm"/>
    </style:style>
    <style:style style:name="co14" style:family="table-column">
      <style:table-column-properties fo:break-before="auto" style:column-width="3.681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4.085cm"/>
    </style:style>
    <style:style style:name="co17" style:family="table-column">
      <style:table-column-properties fo:break-before="auto" style:column-width="1.639cm"/>
    </style:style>
    <style:style style:name="co18" style:family="table-column">
      <style:table-column-properties fo:break-before="auto" style:column-width="2.715cm"/>
    </style:style>
    <style:style style:name="co19" style:family="table-column">
      <style:table-column-properties fo:break-before="auto" style:column-width="2.526cm"/>
    </style:style>
    <style:style style:name="co20" style:family="table-column">
      <style:table-column-properties fo:break-before="auto" style:column-width="3.413cm"/>
    </style:style>
    <style:style style:name="co21" style:family="table-column">
      <style:table-column-properties fo:break-before="auto" style:column-width="10.67cm"/>
    </style:style>
    <style:style style:name="co22" style:family="table-column">
      <style:table-column-properties fo:break-before="auto" style:column-width="4.03cm"/>
    </style:style>
    <style:style style:name="co23" style:family="table-column">
      <style:table-column-properties fo:break-before="auto" style:column-width="4.14cm"/>
    </style:style>
    <style:style style:name="co24" style:family="table-column">
      <style:table-column-properties fo:break-before="auto" style:column-width="3.628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4.353cm"/>
    </style:style>
    <style:style style:name="co27" style:family="table-column">
      <style:table-column-properties fo:break-before="auto" style:column-width="11.986cm"/>
    </style:style>
    <style:style style:name="co28" style:family="table-column">
      <style:table-column-properties fo:break-before="auto" style:column-width="5.159cm"/>
    </style:style>
    <style:style style:name="co29" style:family="table-column">
      <style:table-column-properties fo:break-before="auto" style:column-width="4.731cm"/>
    </style:style>
    <style:style style:name="co30" style:family="table-column">
      <style:table-column-properties fo:break-before="auto" style:column-width="5.293cm"/>
    </style:style>
    <style:style style:name="co31" style:family="table-column">
      <style:table-column-properties fo:break-before="auto" style:column-width="5.269cm"/>
    </style:style>
    <style:style style:name="co32" style:family="table-column">
      <style:table-column-properties fo:break-before="auto" style:column-width="4.703cm"/>
    </style:style>
    <style:style style:name="co33" style:family="table-column">
      <style:table-column-properties fo:break-before="auto" style:column-width="2.933cm"/>
    </style:style>
    <style:style style:name="co34" style:family="table-column">
      <style:table-column-properties fo:break-before="auto" style:column-width="3.824cm"/>
    </style:style>
    <style:style style:name="co35" style:family="table-column">
      <style:table-column-properties fo:break-before="auto" style:column-width="3.117cm"/>
    </style:style>
    <style:style style:name="co36" style:family="table-column">
      <style:table-column-properties fo:break-before="auto" style:column-width="3.521cm"/>
    </style:style>
    <style:style style:name="co37" style:family="table-column">
      <style:table-column-properties fo:break-before="auto" style:column-width="13.494cm"/>
    </style:style>
    <style:style style:name="co38" style:family="table-column">
      <style:table-column-properties fo:break-before="auto" style:column-width="5.403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5.475cm"/>
    </style:style>
    <style:style style:name="co42" style:family="table-column">
      <style:table-column-properties fo:break-before="auto" style:column-width="7.833cm"/>
    </style:style>
    <style:style style:name="co43" style:family="table-column">
      <style:table-column-properties fo:break-before="auto" style:column-width="5.449cm"/>
    </style:style>
    <style:style style:name="co44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0._20_Общая_20_информация">
      <style:table-properties table:display="true" style:writing-mode="lr-tb"/>
    </style:style>
    <style:style style:name="ta2" style:family="table" style:master-page-name="PageStyle_5f_1._20_ДО_20__28_доп._20_образование_29_">
      <style:table-properties table:display="true" style:writing-mode="lr-tb"/>
    </style:style>
    <style:style style:name="ta3" style:family="table" style:master-page-name="PageStyle_5f_3._20_Семинары">
      <style:table-properties table:display="true" style:writing-mode="lr-tb"/>
    </style:style>
    <style:style style:name="ta4" style:family="table" style:master-page-name="PageStyle_5f_4._20_Проект-исследование">
      <style:table-properties table:display="true" style:writing-mode="lr-tb"/>
    </style:style>
    <style:style style:name="ta5" style:family="table" style:master-page-name="PageStyle_5f_5._20_Конкурсы_20_и_20_олимпиады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()=0" table:allow-empty-cell="false" table:base-cell-address="'0. Общая информация'.C1">
          <table:error-message table:message-type="stop" table:display="true"/>
        </table:content-validation>
        <table:content-validation table:name="val2" table:base-cell-address="'0. Общая информация'.D1">
          <table:error-message table:message-type="stop" table:display="true"/>
        </table:content-validation>
        <table:content-validation table:name="val3" table:condition="of:cell-content-is-in-list([$'(НЕ МЕНЯТЬ) Значения'.$A$2:.$A$1048576])" table:allow-empty-cell="true" table:display-list="unsorted" table:base-cell-address="'0. Общая информация'.D1">
          <table:error-message table:message-type="stop" table:display="true"/>
        </table:content-validation>
        <table:content-validation table:name="val4" table:condition="of:cell-content-is-date() and cell-content()&gt;=0" table:allow-empty-cell="false" table:base-cell-address="'4. Конкурсы и олимпиады'.F1">
          <table:error-message table:message-type="stop" table:display="true"/>
        </table:content-validation>
        <table:content-validation table:name="val5" table:condition="of:cell-content-text-length()&gt;0" table:allow-empty-cell="false" table:base-cell-address="'1. Образование'.A1">
          <table:error-message table:message-type="stop" table:display="true"/>
        </table:content-validation>
        <table:content-validation table:name="val6" table:condition="of:cell-content-is-in-list([$'(НЕ МЕНЯТЬ) Значения'.$B$2:.$B$44])" table:allow-empty-cell="false" table:display-list="unsorted" table:base-cell-address="'1. Образование'.G1">
          <table:error-message table:message-type="stop" table:display="true"/>
        </table:content-validation>
        <table:content-validation table:name="val7" table:condition="of:cell-content-is-whole-number() and cell-content()&gt;=0" table:allow-empty-cell="false" table:base-cell-address="'1. Образование'.H1">
          <table:error-message table:message-type="stop" table:display="true"/>
        </table:content-validation>
        <table:content-validation table:name="val8" table:condition="of:cell-content-is-date() and cell-content()&gt;0" table:allow-empty-cell="false" table:base-cell-address="'2. Семинары'.H1">
          <table:error-message table:message-type="stop" table:display="true"/>
        </table:content-validation>
        <table:content-validation table:name="val9" table:condition="of:cell-content-is-in-list([$'(НЕ МЕНЯТЬ) Значения'.$B$2:.$B$1048576])" table:allow-empty-cell="true" table:display-list="unsorted" table:base-cell-address="'2. Семинары'.E1">
          <table:error-message table:message-type="stop" table:display="true"/>
        </table:content-validation>
        <table:content-validation table:name="val10" table:condition="of:cell-content-is-in-list([$'(НЕ МЕНЯТЬ) Значения'.$B$2:.$B$1048576])" table:allow-empty-cell="false" table:display-list="unsorted" table:base-cell-address="'3. Проект-исследование'.F1">
          <table:error-message table:message-type="stop" table:display="true"/>
        </table:content-validation>
        <table:content-validation table:name="val11" table:condition="of:cell-content-is-in-list([$'(НЕ МЕНЯТЬ) Значения'.$C$2:.$C$3])" table:allow-empty-cell="false" table:display-list="unsorted" table:base-cell-address="'4. Конкурсы и олимпиады'.K1">
          <table:error-message table:message-type="stop" table:display="true"/>
        </table:content-validation>
      </table:content-validations>
      <table:table table:name="0. Общая информация" table:style-name="ta1">
        <office:forms form:automatic-focus="false" form:apply-design-mode="false"/>
        <table:table-column table:style-name="co1" table:number-columns-repeated="4" table:default-cell-style-name="ce7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7"/>
        <table:table-column table:style-name="co1" table:number-columns-repeated="1014" table:default-cell-style-name="ce3"/>
        <table:table-row table:style-name="ro1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table:content-validation-name="val2" office:value-type="string" calcext:value-type="string">
            <text:p>Площадка</text:p>
          </table:table-cell>
          <table:table-cell table:style-name="ce10" office:value-type="string" calcext:value-type="string">
            <text:p>Дата поступления</text:p>
          </table:table-cell>
          <table:table-cell table:style-name="ce10" office:value-type="string" calcext:value-type="string">
            <text:p>Дата завершения</text:p>
          </table:table-cell>
          <table:table-cell table:style-name="ce10" office:value-type="string" calcext:value-type="string">
            <text:p>Класс поступления</text:p>
          </table:table-cell>
          <table:table-cell table:style-name="ce10" office:value-type="string" calcext:value-type="string">
            <text:p>Класс завершения</text:p>
          </table:table-cell>
          <table:table-cell table:style-name="ce10" office:value-type="string" calcext:value-type="string">
            <text:p>Контактный телефон</text:p>
          </table:table-cell>
          <table:table-cell table:style-name="ce14" office:value-type="string" calcext:value-type="string">
            <text:p>Контактный email</text:p>
          </table:table-cell>
          <table:table-cell table:style-name="ce13"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Акимов</text:p>
          </table:table-cell>
          <table:table-cell table:style-name="ce16" table:content-validation-name="val1" office:value-type="string" calcext:value-type="string">
            <text:p>Александр</text:p>
          </table:table-cell>
          <table:table-cell table:style-name="ce16" table:content-validation-name="val1" office:value-type="string" calcext:value-type="string">
            <text:p>Борисович</text:p>
          </table:table-cell>
          <table:table-cell table:style-name="ce18" table:content-validation-name="val3" office:value-type="string" calcext:value-type="string">
            <text:p>Математ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78121234567" calcext:value-type="float">
            <text:p>78121234567</text:p>
          </table:table-cell>
          <table:table-cell table:content-validation-name="val1" office:value-type="string" calcext:value-type="string">
            <text:p><text:a xlink:href="mailto:aab@mail.ru" xlink:type="simple">aab@mail.ru</text:a></text:p>
          </table:table-cell>
          <table:table-cell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Андреев</text:p>
          </table:table-cell>
          <table:table-cell table:style-name="ce16" table:content-validation-name="val1" office:value-type="string" calcext:value-type="string">
            <text:p>Вячеслав</text:p>
          </table:table-cell>
          <table:table-cell table:style-name="ce16" table:content-validation-name="val1" office:value-type="string" calcext:value-type="string">
            <text:p>Вадимович</text:p>
          </table:table-cell>
          <table:table-cell table:style-name="ce18" table:content-validation-name="val3" office:value-type="string" calcext:value-type="string">
            <text:p>Математ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79211234567" calcext:value-type="float">
            <text:p>79211234567</text:p>
          </table:table-cell>
          <table:table-cell table:content-validation-name="val1" office:value-type="string" calcext:value-type="string">
            <text:p><text:a xlink:href="mailto:avv@gmail.com" xlink:type="simple">avv@gmail.com</text:a></text:p>
          </table:table-cell>
          <table:table-cell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Баринов</text:p>
          </table:table-cell>
          <table:table-cell table:style-name="ce16" table:content-validation-name="val1" office:value-type="string" calcext:value-type="string">
            <text:p>Петр</text:p>
          </table:table-cell>
          <table:table-cell table:style-name="ce16" table:content-validation-name="val1" office:value-type="string" calcext:value-type="string">
            <text:p>Михайлович</text:p>
          </table:table-cell>
          <table:table-cell table:style-name="ce18" table:content-validation-name="val3" office:value-type="string" calcext:value-type="string">
            <text:p>Биолог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79110001122" calcext:value-type="float">
            <text:p>79110001122</text:p>
          </table:table-cell>
          <table:table-cell table:content-validation-name="val1" office:value-type="string" calcext:value-type="string">
            <text:p><text:a xlink:href="mailto:user@host.com" xlink:type="simple">user@host.com</text:a></text:p>
          </table:table-cell>
          <table:table-cell table:number-columns-repeated="1014"/>
        </table:table-row>
        <table:table-row table:style-name="ro1" table:number-rows-repeated="1048571">
          <table:table-cell table:content-validation-name="val1" table:number-columns-repeated="3"/>
          <table:table-cell table:content-validation-name="val3"/>
          <table:table-cell table:content-validation-name="val4" table:number-columns-repeated="2"/>
          <table:table-cell table:content-validation-name="val1" table:number-columns-repeated="2"/>
          <table:table-cell/>
          <table:table-cell table:content-validation-name="val1"/>
          <table:table-cell table:number-columns-repeated="1014"/>
        </table:table-row>
        <table:table-row table:style-name="ro1">
          <table:table-cell table:content-validation-name="val1" table:number-columns-repeated="3"/>
          <table:table-cell table:content-validation-name="val3"/>
          <table:table-cell table:content-validation-name="val4" table:number-columns-repeated="2"/>
          <table:table-cell table:content-validation-name="val1" table:number-columns-repeated="2"/>
          <table:table-cell/>
          <table:table-cell table:content-validation-name="val1"/>
          <table:table-cell table:number-columns-repeated="1014"/>
        </table:table-row>
      </table:table>
      <table:table table:name="1. Образование" table:style-name="ta2">
        <office:forms form:automatic-focus="false" form:apply-design-mode="false"/>
        <table:table-column table:style-name="co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3"/>
        <table:table-column table:style-name="co10" table:default-cell-style-name="ce24"/>
        <table:table-column table:style-name="co11" table:default-cell-style-name="ce24"/>
        <table:table-column table:style-name="co12" table:default-cell-style-name="ce16"/>
        <table:table-column table:style-name="co12" table:default-cell-style-name="ce27"/>
        <table:table-column table:style-name="co13" table:number-columns-repeated="2" table:default-cell-style-name="ce29"/>
        <table:table-column table:style-name="co13" table:number-columns-repeated="2" table:default-cell-style-name="ce27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4" table:default-cell-style-name="ce2"/>
        <table:table-column table:style-name="co18" table:number-columns-repeated="1005" table:default-cell-style-name="ce2"/>
        <table:table-row table:style-name="ro2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22" office:value-type="string" calcext:value-type="string">
            <text:p>Экзамен</text:p>
          </table:table-cell>
          <table:table-cell table:style-name="ce5" office:value-type="string" calcext:value-type="string">
            <text:p>Название</text:p>
          </table:table-cell>
          <table:table-cell table:style-name="ce5" office:value-type="string" calcext:value-type="string">
            <text:p>Глава</text:p>
          </table:table-cell>
          <table:table-cell table:style-name="ce5" office:value-type="string" calcext:value-type="string">
            <text:p>Предмет</text:p>
          </table:table-cell>
          <table:table-cell table:style-name="ce22" office:value-type="string" calcext:value-type="string">
            <text:p>Количество часов</text:p>
          </table:table-cell>
          <table:table-cell table:style-name="ce30" office:value-type="string" calcext:value-type="string">
            <text:p>Начало</text:p>
          </table:table-cell>
          <table:table-cell table:style-name="ce30" office:value-type="string" calcext:value-type="string">
            <text:p>Завершение</text:p>
          </table:table-cell>
          <table:table-cell table:style-name="ce22" office:value-type="string" calcext:value-type="string">
            <text:p>Место проведения</text:p>
          </table:table-cell>
          <table:table-cell table:style-name="ce22" office:value-type="string" calcext:value-type="string">
            <text:p>Оценка/зачёт</text:p>
          </table:table-cell>
          <table:table-cell table:style-name="ce5" office:value-type="string" calcext:value-type="string">
            <text:p>Фамилия преподавателя</text:p>
          </table:table-cell>
          <table:table-cell table:style-name="ce5" office:value-type="string" calcext:value-type="string">
            <text:p>Имя преподавателя</text:p>
          </table:table-cell>
          <table:table-cell table:style-name="ce5" office:value-type="string" calcext:value-type="string">
            <text:p>Отчество преподавателя</text:p>
          </table:table-cell>
          <table:table-cell table:style-name="ce1" table:number-columns-repeated="1009"/>
        </table:table-row>
        <table:table-row table:style-name="ro2">
          <table:table-cell table:content-validation-name="val5" office:value-type="string" calcext:value-type="string">
            <text:p>Аким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Борис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Гийу 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25" table:content-validation-name="val5" office:value-type="string" calcext:value-type="string">
            <text:p>Рафаэле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Голубев 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Владимир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Дудин</text:p>
          </table:table-cell>
          <table:table-cell table:content-validation-name="val5" office:value-type="string" calcext:value-type="string">
            <text:p>Данила</text:p>
          </table:table-cell>
          <table:table-cell table:content-validation-name="val5" office:value-type="string" calcext:value-type="string">
            <text:p>Николае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Здех</text:p>
          </table:table-cell>
          <table:table-cell table:content-validation-name="val5" office:value-type="string" calcext:value-type="string">
            <text:p>Кирилл</text:p>
          </table:table-cell>
          <table:table-cell table:content-validation-name="val5" office:value-type="string" calcext:value-type="string">
            <text:p>Вячеславо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Калугин</text:p>
          </table:table-cell>
          <table:table-cell table:content-validation-name="val5" office:value-type="string" calcext:value-type="string">
            <text:p>Евгений</text:p>
          </table:table-cell>
          <table:table-cell table:content-validation-name="val5" office:value-type="string" calcext:value-type="string">
            <text:p>Виктор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Корочков</text:p>
          </table:table-cell>
          <table:table-cell table:content-validation-name="val5" office:value-type="string" calcext:value-type="string">
            <text:p>Анатолий</text:p>
          </table:table-cell>
          <table:table-cell table:content-validation-name="val5" office:value-type="string" calcext:value-type="string">
            <text:p>Сергее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Пискунов</text:p>
          </table:table-cell>
          <table:table-cell table:style-name="ce25" table:content-validation-name="val5" office:value-type="string" calcext:value-type="string">
            <text:p>Игорь</text:p>
          </table:table-cell>
          <table:table-cell table:content-validation-name="val5" office:value-type="string" calcext:value-type="string">
            <text:p>Денисо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Плавский</text:p>
          </table:table-cell>
          <table:table-cell table:content-validation-name="val5" office:value-type="string" calcext:value-type="string">
            <text:p>Владислав</text:p>
          </table:table-cell>
          <table:table-cell table:content-validation-name="val5" office:value-type="string" calcext:value-type="string">
            <text:p>Владимир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Рязанцев </text:p>
          </table:table-cell>
          <table:table-cell table:content-validation-name="val5" office:value-type="string" calcext:value-type="string">
            <text:p>Андрей</text:p>
          </table:table-cell>
          <table:table-cell table:content-validation-name="val5" office:value-type="string" calcext:value-type="string">
            <text:p>Арсенье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Самулевич</text:p>
          </table:table-cell>
          <table:table-cell table:content-validation-name="val5" office:value-type="string" calcext:value-type="string">
            <text:p>Степан</text:p>
          </table:table-cell>
          <table:table-cell table:content-validation-name="val5" office:value-type="string" calcext:value-type="string">
            <text:p>Александро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Семен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Андреевич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Такки </text:p>
          </table:table-cell>
          <table:table-cell table:content-validation-name="val5" office:value-type="string" calcext:value-type="string">
            <text:p>Валентина</text:p>
          </table:table-cell>
          <table:table-cell table:content-validation-name="val5" office:value-type="string" calcext:value-type="string">
            <text:p>Дмитриевна</text:p>
          </table:table-cell>
          <table:table-cell table:content-validation-name="val5" office:value-type="string" calcext:value-type="string">
            <text:p>Д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09"/>
        </table:table-row>
        <table:table-row table:style-name="ro2">
          <table:table-cell table:content-validation-name="val5" office:value-type="string" calcext:value-type="string">
            <text:p>Ткачев </text:p>
          </table:table-cell>
          <table:table-cell table:content-validation-name="val5" office:value-type="string" calcext:value-type="string">
            <text:p>Дмитрий</text:p>
          </table:table-cell>
          <table:table-cell table:content-validation-name="val5" office:value-type="string" calcext:value-type="string">
            <text:p>Сергеевич</text:p>
          </table:table-cell>
          <table:table-cell table:content-validation-name="val5" office:value-type="string" calcext:value-type="string">
            <text:p>Нет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09"/>
        </table:table-row>
        <table:table-row table:style-name="ro2" table:number-rows-repeated="3">
          <table:table-cell table:content-validation-name="val5" table:number-columns-repeated="5"/>
          <table:table-cell table:style-name="ce25" table:content-validation-name="val5"/>
          <table:table-cell table:style-name="ce18"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09"/>
        </table:table-row>
        <table:table-row table:style-name="ro2" table:number-rows-repeated="1048550">
          <table:table-cell table:content-validation-name="val5" table:number-columns-repeated="6"/>
          <table:table-cell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09"/>
        </table:table-row>
        <table:table-row table:style-name="ro2">
          <table:table-cell table:content-validation-name="val5" table:number-columns-repeated="6"/>
          <table:table-cell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09"/>
        </table:table-row>
      </table:table>
      <table:table table:name="2. Семинары" table:style-name="ta3">
        <table:table-column table:style-name="co19" table:default-cell-style-name="ce16"/>
        <table:table-column table:style-name="co12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27"/>
        <table:table-column table:style-name="co24" table:default-cell-style-name="ce27"/>
        <table:table-column table:style-name="co24" table:number-columns-repeated="2" table:default-cell-style-name="ce29"/>
        <table:table-column table:style-name="co24" table:default-cell-style-name="ce27"/>
        <table:table-column table:style-name="co24" table:default-cell-style-name="ce16"/>
        <table:table-column table:style-name="co2" table:number-columns-repeated="2" table:default-cell-style-name="ce16"/>
        <table:table-column table:style-name="co18" table:number-columns-repeated="1011" table:default-cell-style-name="ce16"/>
        <table:table-row table:style-name="ro3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Название семинара</text:p>
          </table:table-cell>
          <table:table-cell table:style-name="ce5" office:value-type="string" calcext:value-type="string">
            <text:p>Предмет</text:p>
          </table:table-cell>
          <table:table-cell table:style-name="ce22" office:value-type="string" calcext:value-type="string">
            <text:p>Количество часов</text:p>
          </table:table-cell>
          <table:table-cell table:style-name="ce22" office:value-type="string" calcext:value-type="string">
            <text:p>Оценка/зачёт</text:p>
          </table:table-cell>
          <table:table-cell table:style-name="ce30" office:value-type="string" calcext:value-type="string">
            <text:p>Начало</text:p>
          </table:table-cell>
          <table:table-cell table:style-name="ce30" office:value-type="string" calcext:value-type="string">
            <text:p>Завершение</text:p>
          </table:table-cell>
          <table:table-cell table:style-name="ce22" office:value-type="string" calcext:value-type="string">
            <text:p>Место проведения</text:p>
          </table:table-cell>
          <table:table-cell table:style-name="ce5" office:value-type="string" calcext:value-type="string">
            <text:p>Фамилия преподавателя</text:p>
          </table:table-cell>
          <table:table-cell table:style-name="ce5" office:value-type="string" calcext:value-type="string">
            <text:p>Имя преподавателя</text:p>
          </table:table-cell>
          <table:table-cell table:style-name="ce5" office:value-type="string" calcext:value-type="string">
            <text:p>Отчество преподавателя</text:p>
          </table:table-cell>
          <table:table-cell table:style-name="ce5" table:number-columns-repeated="1011"/>
        </table:table-row>
        <table:table-row table:style-name="ro3">
          <table:table-cell table:content-validation-name="val5" office:value-type="string" calcext:value-type="string">
            <text:p>Аким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Борисович</text:p>
          </table:table-cell>
          <table:table-cell table:style-name="ce18" table:content-validation-name="val5" office:value-type="string" calcext:value-type="string">
            <text:p>Влияние пива и сметаны на аппетит пиявок</text:p>
          </table:table-cell>
          <table:table-cell table:style-name="ce18" table:content-validation-name="val9" office:value-type="string" calcext:value-type="string">
            <text:p>Биология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style-name="ce18" table:content-validation-name="val5" office:value-type="string" calcext:value-type="string">
            <text:p>Теория групп</text:p>
          </table:table-cell>
          <table:table-cell table:style-name="ce18" table:content-validation-name="val9" office:value-type="string" calcext:value-type="string">
            <text:p>Математика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style-name="ce18" table:content-validation-name="val5" office:value-type="string" calcext:value-type="string">
            <text:p>Общая теория относительности</text:p>
          </table:table-cell>
          <table:table-cell table:style-name="ce18" table:content-validation-name="val9" office:value-type="string" calcext:value-type="string">
            <text:p>Физика</text:p>
          </table:table-cell>
          <table:table-cell table:content-validation-name="val7" office:value-type="float" office:value="3" calcext:value-type="float">
            <text:p>3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style-name="ce18" table:content-validation-name="val5" office:value-type="string" calcext:value-type="string">
            <text:p>Развитие идей марксизма-ленинизма на планете Марс</text:p>
          </table:table-cell>
          <table:table-cell table:style-name="ce18" table:content-validation-name="val9" office:value-type="string" calcext:value-type="string">
            <text:p>Политология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style-name="ce18" table:content-validation-name="val5" office:value-type="string" calcext:value-type="string">
            <text:p>Поиск элемента в массиве за O(1)</text:p>
          </table:table-cell>
          <table:table-cell table:style-name="ce18" table:content-validation-name="val9" office:value-type="string" calcext:value-type="string">
            <text:p>Информатика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style-name="ce18" table:content-validation-name="val5" office:value-type="string" calcext:value-type="string">
            <text:p>Гийу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18" table:content-validation-name="val5" office:value-type="string" calcext:value-type="string">
            <text:p>Рафаэлевич</text:p>
          </table:table-cell>
          <table:table-cell table:style-name="ce18" table:content-validation-name="val5" office:value-type="string" calcext:value-type="string">
            <text:p>Роль котов во вселенной Г. Ф. Лавкрафта</text:p>
          </table:table-cell>
          <table:table-cell table:style-name="ce18" table:content-validation-name="val9" office:value-type="string" calcext:value-type="string">
            <text:p>Литература</text:p>
          </table:table-cell>
          <table:table-cell table:content-validation-name="val7" office:value-type="float" office:value="3" calcext:value-type="float">
            <text:p>3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Голубев 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Владимирович</text:p>
          </table:table-cell>
          <table:table-cell table:style-name="ce18" table:content-validation-name="val5" office:value-type="string" calcext:value-type="string">
            <text:p>Gender pronounces in the modern English</text:p>
          </table:table-cell>
          <table:table-cell table:style-name="ce18" table:content-validation-name="val9" office:value-type="string" calcext:value-type="string">
            <text:p>Английский язык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Дудин</text:p>
          </table:table-cell>
          <table:table-cell table:content-validation-name="val5" office:value-type="string" calcext:value-type="string">
            <text:p>Данила</text:p>
          </table:table-cell>
          <table:table-cell table:content-validation-name="val5" office:value-type="string" calcext:value-type="string">
            <text:p>Николаевич</text:p>
          </table:table-cell>
          <table:table-cell table:style-name="ce18" table:content-validation-name="val5" office:value-type="string" calcext:value-type="string">
            <text:p>Истребители на тихоокеанском театре военных действий во время Второй Мировой войны</text:p>
          </table:table-cell>
          <table:table-cell table:style-name="ce18" table:content-validation-name="val9" office:value-type="string" calcext:value-type="string">
            <text:p>История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style-name="Default"/>
          <table:table-cell table:content-validation-name="val5" table:number-columns-repeated="3"/>
          <table:table-cell table:number-columns-repeated="1011"/>
        </table:table-row>
        <table:table-row table:style-name="ro3" table:number-rows-repeated="2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style-name="Default"/>
          <table:table-cell table:content-validation-name="val8"/>
          <table:table-cell table:content-validation-name="val5" table:number-columns-repeated="4"/>
          <table:table-cell table:number-columns-repeated="1011"/>
        </table:table-row>
        <table:table-row table:style-name="ro3" table:number-rows-repeated="1048561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</table:table>
      <table:table table:name="3. Проект-исследование" table:style-name="ta4">
        <table:table-column table:style-name="co13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number-columns-repeated="3" table:default-cell-style-name="ce16"/>
        <table:table-column table:style-name="co23" table:default-cell-style-name="ce16"/>
        <table:table-column table:style-name="co31" table:default-cell-style-name="ce16"/>
        <table:table-column table:style-name="co32" table:default-cell-style-name="ce16"/>
        <table:table-column table:style-name="co17" table:number-columns-repeated="18" table:default-cell-style-name="ce16"/>
        <table:table-column table:style-name="co18" table:number-columns-repeated="994" table:default-cell-style-name="ce16"/>
        <table:table-row table:style-name="ro2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Название проекта</text:p>
          </table:table-cell>
          <table:table-cell table:style-name="ce5" office:value-type="string" calcext:value-type="string">
            <text:p>Место проведения</text:p>
          </table:table-cell>
          <table:table-cell table:style-name="ce5" office:value-type="string" calcext:value-type="string">
            <text:p>Предмет</text:p>
          </table:table-cell>
          <table:table-cell table:style-name="ce30" office:value-type="string" calcext:value-type="string">
            <text:p>Начало</text:p>
          </table:table-cell>
          <table:table-cell table:style-name="ce30" office:value-type="string" calcext:value-type="string">
            <text:p>Завершение</text:p>
          </table:table-cell>
          <table:table-cell table:style-name="ce5" office:value-type="string" calcext:value-type="string">
            <text:p>Фамилия руководителя</text:p>
          </table:table-cell>
          <table:table-cell table:style-name="ce5" office:value-type="string" calcext:value-type="string">
            <text:p>Имя руководителя</text:p>
          </table:table-cell>
          <table:table-cell table:style-name="ce5" office:value-type="string" calcext:value-type="string">
            <text:p>Отчество руководителя</text:p>
          </table:table-cell>
          <table:table-cell table:style-name="ce5" table:number-columns-repeated="1013"/>
        </table:table-row>
        <table:table-row table:style-name="ro2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content-validation-name="val5" office:value-type="string" calcext:value-type="string">
            <text:p>Распознавание звучащих инструментов</text:p>
          </table:table-cell>
          <table:table-cell table:style-name="ce18" table:content-validation-name="val5" office:value-type="string" calcext:value-type="string">
            <text:p>Летняя школа</text:p>
          </table:table-cell>
          <table:table-cell table:style-name="ce18" table:content-validation-name="val10" office:value-type="string" calcext:value-type="string">
            <text:p>Программирование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style-name="ce18" table:content-validation-name="val5" office:value-type="string" calcext:value-type="string">
            <text:p>Структура сингулярных обобщенных функций с точечными носителями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content-validation-name="val5" office:value-type="string" calcext:value-type="string">
            <text:p>Распознавание звучащих инструментов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Программирование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style-name="ce18" table:content-validation-name="val5" office:value-type="string" calcext:value-type="string">
            <text:p>Интегральное неравенство Фредгольма второго рода</text:p>
          </table:table-cell>
          <table:table-cell table:style-name="ce18" table:content-validation-name="val5" office:value-type="string" calcext:value-type="string">
            <text:p>СПБГУ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style-name="ce18" table:content-validation-name="val5" office:value-type="string" calcext:value-type="string">
            <text:p>О финитной отделимости квадратичных расширений моногенных колец простой характеристики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Самулевич</text:p>
          </table:table-cell>
          <table:table-cell table:content-validation-name="val5" office:value-type="string" calcext:value-type="string">
            <text:p>Степан</text:p>
          </table:table-cell>
          <table:table-cell table:content-validation-name="val5" office:value-type="string" calcext:value-type="string">
            <text:p>Александрович</text:p>
          </table:table-cell>
          <table:table-cell table:content-validation-name="val5" office:value-type="string" calcext:value-type="string">
            <text:p>Концы графа Дистеля - Лидера DL(2,2)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content-validation-name="val5" office:value-type="string" calcext:value-type="string">
            <text:p>Геометрия свободных нильпотентных групп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3"/>
        </table:table-row>
        <table:table-row table:style-name="ro2">
          <table:table-cell table:content-validation-name="val5" table:number-columns-repeated="5"/>
          <table:table-cell table:content-validation-name="val10"/>
          <table:table-cell table:style-name="ce29" table:content-validation-name="val8" table:number-columns-repeated="2"/>
          <table:table-cell table:content-validation-name="val5" table:number-columns-repeated="3"/>
          <table:table-cell table:number-columns-repeated="1013"/>
        </table:table-row>
        <table:table-row table:style-name="ro2" table:number-rows-repeated="1048566">
          <table:table-cell table:content-validation-name="val5" table:number-columns-repeated="5"/>
          <table:table-cell table:content-validation-name="val10"/>
          <table:table-cell table:content-validation-name="val8" table:number-columns-repeated="2"/>
          <table:table-cell table:content-validation-name="val5" table:number-columns-repeated="3"/>
          <table:table-cell table:number-columns-repeated="1013"/>
        </table:table-row>
        <table:table-row table:style-name="ro2">
          <table:table-cell table:content-validation-name="val5" table:number-columns-repeated="5"/>
          <table:table-cell table:content-validation-name="val10"/>
          <table:table-cell table:content-validation-name="val8" table:number-columns-repeated="2"/>
          <table:table-cell table:content-validation-name="val5" table:number-columns-repeated="3"/>
          <table:table-cell table:number-columns-repeated="1013"/>
        </table:table-row>
      </table:table>
      <table:table table:name="4. Конкурсы и олимпиады" table:style-name="ta5"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12" table:number-columns-repeated="2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32" table:number-columns-repeated="1014" table:default-cell-style-name="ce16"/>
        <table:table-row table:style-name="ro4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Этап</text:p>
          </table:table-cell>
          <table:table-cell table:style-name="ce5" office:value-type="string" calcext:value-type="string">
            <text:p>Название конкурса / олимпиады</text:p>
          </table:table-cell>
          <table:table-cell table:style-name="ce30" office:value-type="string" calcext:value-type="string">
            <text:p>Начало</text:p>
          </table:table-cell>
          <table:table-cell table:style-name="ce30" office:value-type="string" calcext:value-type="string">
            <text:p>Завершение</text:p>
          </table:table-cell>
          <table:table-cell table:style-name="ce5" office:value-type="string" calcext:value-type="string">
            <text:p>Место проведения</text:p>
          </table:table-cell>
          <table:table-cell table:style-name="ce5" office:value-type="string" calcext:value-type="string">
            <text:p>Звание</text:p>
          </table:table-cell>
          <table:table-cell table:style-name="ce5" office:value-type="string" calcext:value-type="string">
            <text:p>Награда</text:p>
          </table:table-cell>
          <table:table-cell table:style-name="ce5" office:value-type="string" calcext:value-type="string">
            <text:p>В составе команды</text:p>
          </table:table-cell>
          <table:table-cell table:style-name="ce5" table:number-columns-repeated="1013"/>
        </table:table-row>
        <table:table-row table:style-name="ro4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style-name="ce18" table:content-validation-name="val5" office:value-type="string" calcext:value-type="string">
            <text:p>Районный этап</text:p>
          </table:table-cell>
          <table:table-cell table:style-name="ce18" table:content-validation-name="val5" office:value-type="string" calcext:value-type="string">
            <text:p>Всероссийская Олимпиада школьников по информатике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 office:value-type="string" calcext:value-type="string">
            <text:p>победитель</text:p>
          </table:table-cell>
          <table:table-cell/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style-name="ce18" table:content-validation-name="val5" office:value-type="string" calcext:value-type="string">
            <text:p>Россия, Санкт-Петербург</text:p>
          </table:table-cell>
          <table:table-cell table:style-name="ce4"/>
          <table:table-cell table:style-name="ce4" office:value-type="string" calcext:value-type="string">
            <text:p>Диплом 1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content-validation-name="val5"/>
          <table:table-cell table:style-name="ce18" table:content-validation-name="val5" office:value-type="string" calcext:value-type="string">
            <text:p>Балтийский научно-инженерный конкурс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style-name="ce18" table:content-validation-name="val5" office:value-type="string" calcext:value-type="string">
            <text:p>Россия, Санкт-Петербург</text:p>
          </table:table-cell>
          <table:table-cell table:style-name="ce4"/>
          <table:table-cell table:style-name="ce4" office:value-type="string" calcext:value-type="string">
            <text:p>Диплом III степени и специальная премия</text:p>
          </table:table-cell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Гийу 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18" table:content-validation-name="val5" office:value-type="string" calcext:value-type="string">
            <text:p>Рафаэлевич</text:p>
          </table:table-cell>
          <table:table-cell table:style-name="ce18" table:content-validation-name="val5"/>
          <table:table-cell table:style-name="ce18" table:content-validation-name="val5" office:value-type="string" calcext:value-type="string">
            <text:p>Международный турнир юных математиков для учащихся 8-11 класс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еспублика Беларусь</text:p>
          </table:table-cell>
          <table:table-cell/>
          <table:table-cell table:style-name="ce4" office:value-type="string" calcext:value-type="string">
            <text:p>Диплом I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content-validation-name="val5" office:value-type="string" calcext:value-type="string">
            <text:p>Районный этап</text:p>
          </table:table-cell>
          <table:table-cell table:style-name="ce18" table:content-validation-name="val5" office:value-type="string" calcext:value-type="string">
            <text:p>Всероссийская Олимпиада школьников по английскому языку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 office:value-type="string" calcext:value-type="string">
            <text:p>призер</text:p>
          </table:table-cell>
          <table:table-cell/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/>
          <table:table-cell table:style-name="ce4" office:value-type="string" calcext:value-type="string">
            <text:p>Диплом 1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Плавский</text:p>
          </table:table-cell>
          <table:table-cell table:content-validation-name="val5" office:value-type="string" calcext:value-type="string">
            <text:p>Владислав</text:p>
          </table:table-cell>
          <table:table-cell table:content-validation-name="val5" office:value-type="string" calcext:value-type="string">
            <text:p>Владимирович</text:p>
          </table:table-cell>
          <table:table-cell table:content-validation-name="val5"/>
          <table:table-cell table:style-name="ce18" table:content-validation-name="val5" office:value-type="string" calcext:value-type="string">
            <text:p>Международный турнир юных математиков для учащихся 8-11 класс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еспублика Беларусь</text:p>
          </table:table-cell>
          <table:table-cell/>
          <table:table-cell table:style-name="ce4" office:value-type="string" calcext:value-type="string">
            <text:p>Диплом I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/>
          <table:table-cell table:style-name="ce4" office:value-type="string" calcext:value-type="string">
            <text:p>Диплом 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 table:number-rows-repeated="1048566">
          <table:table-cell table:content-validation-name="val5" table:number-columns-repeated="5"/>
          <table:table-cell table:content-validation-name="val4" table:number-columns-repeated="2"/>
          <table:table-cell table:content-validation-name="val5"/>
          <table:table-cell table:number-columns-repeated="2"/>
          <table:table-cell table:content-validation-name="val11"/>
          <table:table-cell table:number-columns-repeated="1013"/>
        </table:table-row>
        <table:table-row table:style-name="ro4">
          <table:table-cell table:content-validation-name="val5" table:number-columns-repeated="5"/>
          <table:table-cell table:content-validation-name="val4" table:number-columns-repeated="2"/>
          <table:table-cell table:content-validation-name="val5"/>
          <table:table-cell table:number-columns-repeated="2"/>
          <table:table-cell table:content-validation-name="val11"/>
          <table:table-cell table:number-columns-repeated="1013"/>
        </table:table-row>
      </table:table>
      <table:table table:name="(НЕ МЕНЯТЬ) Значения" table:style-name="ta6">
        <table:table-column table:style-name="co41" table:default-cell-style-name="Default"/>
        <table:table-column table:style-name="co42" table:default-cell-style-name="ce38"/>
        <table:table-column table:style-name="co43" table:default-cell-style-name="ce38"/>
        <table:table-column table:style-name="co44" table:number-columns-repeated="1021" table:default-cell-style-name="ce38"/>
        <table:table-row table:style-name="ro5">
          <table:table-cell table:style-name="ce37" office:value-type="string" calcext:value-type="string">
            <text:p>Площадки</text:p>
          </table:table-cell>
          <table:table-cell table:style-name="ce37" office:value-type="string" calcext:value-type="string">
            <text:p>Предметы</text:p>
          </table:table-cell>
          <table:table-cell table:style-name="ce37" office:value-type="string" calcext:value-type="string">
            <text:p>Логические значения</text:p>
          </table:table-cell>
          <table:table-cell table:style-name="ce37" table:number-columns-repeated="1021"/>
        </table:table-row>
        <table:table-row table:style-name="ro5">
          <table:table-cell table:style-name="ce38" office:value-type="string" calcext:value-type="string">
            <text:p>Математическая площадк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Да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>
            <text:p>Биологическая площадка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Нет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>
            <text:p>Инженерная площадка</text:p>
          </table:table-cell>
          <table:table-cell office:value-type="string" calcext:value-type="string">
            <text:p>Физика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Академическая площадка</text:p>
          </table:table-cell>
          <table:table-cell office:value-type="string" calcext:value-type="string">
            <text:p>Химия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Гуманитарная площадка</text:p>
          </table:table-cell>
          <table:table-cell office:value-type="string" calcext:value-type="string">
            <text:p>Русский язык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Английский язык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Биолог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Географ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Программирование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Информатик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Мированя художественная культура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Истор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Физическая культура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Изобразительное искусство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Электротехника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Инженерия</text:p>
          </table:table-cell>
          <table:table-cell table:number-columns-repeated="102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Предметы" table:target-range-address="'(НЕ МЕНЯТЬ) Значения'.B2:'(НЕ МЕНЯТЬ) Значения'.B1048576" table:on-update-keep-styles="true" table:on-update-keep-size="false"/>
        <table:database-range table:name="__Anonymous_DB__1" table:target-range-address="'0. Общая информация'.D2:'0. Общая информация'.D1048576" table:contains-header="false"/>
        <table:database-range table:name="__Anonymous_Sheet_DB__0" table:target-range-address="'0. Общая информация'.A1:'0. Общая информация'.J1048576" table:display-filter-buttons="true"/>
        <table:database-range table:name="__Anonymous_Sheet_DB__1" table:target-range-address="'1. Образование'.A1:'1. Образование'.O1048576" table:display-filter-buttons="true"/>
        <table:database-range table:name="__Anonymous_Sheet_DB__2" table:target-range-address="'2. Семинары'.A1:'2. Семинары'.M1048576" table:display-filter-buttons="true"/>
        <table:database-range table:name="__Anonymous_Sheet_DB__3" table:target-range-address="'3. Проект-исследование'.A1:'3. Проект-исследование'.K1048576" table:display-filter-buttons="true"/>
        <table:database-range table:name="__Anonymous_Sheet_DB__4" table:target-range-address="'4. Конкурсы и олимпиады'.A1:'4. Конкурсы и олимпиады'.K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textual="true"/>
      <number:text>.</number:text>
      <number:year/>
    </number:date-style>
    <number:date-style style:name="N108">
      <number:month number:textual="true"/>
      <number:text>.</number:text>
      <number:year/>
    </number:date-style>
    <number:time-style style:name="N109">
      <number:hours/>
      <number:text>:</number:text>
      <number:minutes number:style="long"/>
      <number:text> </number:text>
      <number:am-pm/>
    </number:time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 number:grouping="true"/>
      <number:text>р.</number:text>
    </number:number-style>
    <number:number-style style:name="N11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р.</number:text>
    </number:number-style>
    <number:number-style style:name="N11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12:49:16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5._20_Конкурсы_20_и_20_олимпиады" style:display-name="PageStyle_5. Конкурсы и олимпиад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_20_Семинары" style:display-name="PageStyle_3. Семинар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_20_ДО_20__28_доп._20_образование_29_" style:display-name="PageStyle_1. ДО (доп. образование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Экзамены_20__28_сессия_29_" style:display-name="PageStyle_2. Экзамены (сессия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_20_Летняя_20_школа" style:display-name="PageStyle_6. Летняя школа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._20_Общая_20_информация" style:display-name="PageStyle_0. Общая информация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_20_Проект-исследование" style:display-name="PageStyle_4. Проект-исследование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nos</meta:initial-creator>
    <meta:editing-cycles>16</meta:editing-cycles>
    <meta:creation-date>2006-09-28T05:33:49</meta:creation-date>
    <dc:date>2022-06-23T12:52:51.390000000</dc:date>
    <dc:language>en-US</dc:language>
    <meta:editing-duration>P5DT18H34M14S</meta:editing-duration>
    <meta:generator>LibreOffice/7.3.2.2$Windows_X86_64 LibreOffice_project/49f2b1bff42cfccbd8f788c8dc32c1c309559be0</meta:generator>
    <meta:document-statistic meta:table-count="6" meta:cell-count="678" meta:object-count="0"/>
    <meta:user-defined meta:name="AppVersion">16.0300</meta:user-defined>
  </office:meta>
</office:document-meta>
</file>